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E0000634100004A4C44ECF373.svm" manifest:media-type=""/>
  <manifest:file-entry manifest:full-path="Pictures/100000000000015E0000010C390534F1.jpg" manifest:media-type="image/jpeg"/>
  <manifest:file-entry manifest:full-path="Pictures/2000000E0000634100004A4C36D32001.svm" manifest:media-type=""/>
  <manifest:file-entry manifest:full-path="Pictures/2000000E0000634100004A4CF6F178AA.svm" manifest:media-type=""/>
  <manifest:file-entry manifest:full-path="Pictures/2000000C0000634100004A4C63B7EBD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8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outline1">
      <style:graphic-properties draw:stroke="none" draw:fill="none" fo:min-height="3.20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1" style:family="paragraph"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3" style:family="paragraph">
      <style:text-properties fo:color="#ffffff" fo:font-size="28pt" style:font-size-asian="18pt" style:font-size-complex="18pt" style:font-relief="embossed"/>
    </style:style>
    <style:style style:name="P4" style:family="paragraph">
      <loext:graphic-properties draw:fill="none" draw:fill-color="#ffffff"/>
      <style:text-properties fo:color="#ffffff" fo:font-size="28pt" style:font-size-asian="18pt" style:font-size-complex="18pt" style:font-relief="embossed"/>
    </style:style>
    <style:style style:name="P5" style:family="paragraph">
      <loext:graphic-properties draw:fill-color="#ffffff"/>
    </style:style>
    <style:style style:name="P6" style:family="paragraph">
      <style:text-properties fo:color="#000000"/>
    </style:style>
    <style:style style:name="P7" style:family="paragraph">
      <loext:graphic-properties draw:fill="none"/>
      <style:text-properties fo:color="#000000"/>
    </style:style>
    <style:style style:name="T1" style:family="text">
      <style:text-properties fo:color="#000000" style:text-outline="false" fo:font-size="40pt" fo:font-weight="bold" style:font-size-asian="28pt" style:font-weight-asian="bold" style:font-size-complex="28pt" style:font-weight-complex="bold" style:font-relief="engraved"/>
    </style:style>
    <style:style style:name="T2" style:family="text">
      <style:text-properties fo:color="#ffffff" fo:font-size="28pt" style:font-size-asian="18pt" style:font-size-complex="18pt" style:font-relief="embossed"/>
    </style:style>
    <style:style style:name="T3" style:family="text">
      <style:text-properties fo:color="#ffffff" fo:font-size="28pt" fo:font-weight="bold" style:font-size-asian="18pt" style:font-weight-asian="bold" style:font-size-complex="18pt" style:font-weight-complex="bold" style:font-relief="embossed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draw:style-name="gr1" draw:text-style-name="P2" draw:layer="layout" svg:width="27.462cm" svg:height="4.678cm" svg:x="1.27cm" svg:y="0.148cm">
          <draw:text-box>
            <text:p text:style-name="P1"><text:span text:style-name="T1">Wild stories from the wild side of the Information Super-highway</text:span></text:p>
          </draw:text-box>
        </draw:frame>
        <draw:frame draw:style-name="gr2" draw:text-style-name="P4" draw:layer="layout" svg:width="26.162cm" svg:height="4.655cm" svg:x="1.27cm" svg:y="15.411cm">
          <draw:text-box>
            <text:p text:style-name="P3"><text:span text:style-name="T2">Disclaimer: All of the following is strictly hearsay; none of this probably ever happened. However, with the presented tools and techniques, it probably could. Yeah; this </text:span><text:span text:style-name="T3">could</text:span><text:span text:style-name="T2"> probably happen to you!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2" draw:layer="layout" svg:width="12.14cm" svg:height="3.506cm" svg:x="7.926cm" svg:y="0.05cm" presentation:class="title" presentation:user-transformed="true">
          <draw:text-box>
            <text:p>Cheating in Battleship</text:p>
          </draw:text-box>
        </draw:frame>
        <draw:frame presentation:style-name="pr3" draw:layer="layout" svg:width="26.416cm" svg:height="16.002cm" svg:x="0.762cm" svg:y="3.048cm" presentation:class="outline" presentation:user-transformed="true">
          <draw:text-box>
            <text:list text:style-name="L2">
              <text:list-item>
                <text:p><text:span text:style-name="T4">A little fun &amp; games to start with; same shit, different wrapper than Tintin and the baddie, who played with Haddock</text:span></text:p>
                <text:p/>
              </text:list-item>
            </text:list>
          </draw:text-box>
        </draw:frame>
        <draw:frame draw:style-name="gr4" draw:layer="layout" svg:width="12.499cm" svg:height="9.57cm" svg:x="8.037cm" svg:y="5.851cm">
          <draw:image xlink:href="Pictures/100000000000015E0000010C390534F1.jpg" xlink:type="simple" xlink:show="embed" xlink:actuate="onLoad">
            <text:p/>
          </draw:image>
        </draw:frame>
        <draw:frame presentation:style-name="pr4" draw:text-style-name="P7" draw:layer="layout" svg:width="26.285cm" svg:height="4.064cm" svg:x="1.524cm" svg:y="14.986cm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A memory forking tool is your key to success.</text:span></text:p>
                <text:list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Battleship cont'd...</text:p>
          </draw:text-box>
        </draw:frame>
        <draw:frame presentation:style-name="pr7" draw:layer="layout" svg:width="18.313cm" svg:height="13.529cm" svg:x="4.903cm" svg:y="4.914cm" presentation:class="outline">
          <draw:text-box>
            <text:list text:style-name="L2">
              <text:list-item>
                <text:list>
                  <text:list-item>
                    <text:p><text:span text:style-name="T4">You get five shots to begin with.</text:span></text:p>
                  </text:list-item>
                  <text:list-item>
                    <text:p><text:span text:style-name="T4">Search for progress memory containing five. Shoot.</text:span></text:p>
                  </text:list-item>
                  <text:list-item>
                    <text:p><text:span text:style-name="T4">Search “ </text:span><text:span text:style-name="T4"><text:tab/></text:span><text:span text:style-name="T4">“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<text:tab/></text:span><text:span text:style-name="T4"><text:tab/></text:span><text:span text:style-name="T4">4. Shoot again.</text:span></text:p>
                  </text:list-item>
                  <text:list-item>
                    <text:p><text:span text:style-name="T4">Same same, but with 3. Shoot, if more than one result.</text:span></text:p>
                  </text:list-item>
                  <text:list-item>
                    <text:p><text:span text:style-name="T4">Usually stops at 2 or 1. Now edit the (writable) memory address. 9999999 shots oughta cover the grid. You win; total annihilation :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(Ficticious..?) Citymarket's compo hack</text:p>
          </draw:text-box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44ECF37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36D32001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F6F178AA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63B7EBD5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6:11.385166899</meta:creation-date>
    <meta:editing-duration>PT45M41S</meta:editing-duration>
    <meta:editing-cycles>9</meta:editing-cycles>
    <meta:generator>LibreOffice/5.0.2.2$Linux_X86_64 LibreOffice_project/00m0$Build-2</meta:generator>
    <dc:date>2015-10-23T02:58:59.005022591</dc:date>
    <meta:document-statistic meta:object-count="76"/>
    <meta:template xlink:type="simple" xlink:actuate="onRequest" xlink:title="" xlink:href="../../../../../usr/lib/libreoffice/share/template/common/presnt/Focus.otp"/>
  </office:meta>
</office:document-meta>
</file>